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3" draw:layer="layout" svg:width="3.5cm" svg:height="3.5cm" svg:x="0.5cm" svg:y="12cm">
          <text:p text:style-name="P1">New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" draw:layer="layout" svg:width="3.5cm" svg:height="3.5cm" svg:x="5.5cm" svg:y="12cm">
          <text:p text:style-name="P1">Id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3.5cm" svg:height="3.5cm" svg:x="17cm" svg:y="12cm">
          <text:p text:style-name="P1">En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3.5cm" svg:height="3.5cm" svg:x="10.5cm" svg:y="12cm">
          <text:p text:style-name="P1">Regist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7.249cm" svg:y1="15.498cm" svg:x2="12.249cm" svg:y2="15.498cm" draw:start-shape="id1" draw:start-glue-point="8" draw:end-shape="id2" draw:end-glue-point="8">
          <text:p text:style-name="P1"><text:line-break/><text:line-break/><text:line-break/><text:line-break/>300<text:line-break/>(Register)<text:line-break/></text:p>
        </draw:connector>
        <draw:connector draw:style-name="gr2" draw:text-style-name="P2" draw:layer="layout" draw:type="curve" svg:x1="2.249cm" svg:y1="12cm" svg:x2="7.249cm" svg:y2="12cm" draw:start-shape="id3" draw:start-glue-point="4" draw:end-shape="id1" draw:end-glue-point="4">
          <text:p text:style-name="P1"><text:line-break/>HOLA</text:p>
        </draw:connector>
        <draw:connector draw:style-name="gr2" draw:text-style-name="P2" draw:layer="layout" svg:x1="13.998cm" svg:y1="13.749cm" svg:x2="17cm" svg:y2="13.749cm" draw:start-shape="id2" draw:start-glue-point="10" draw:end-shape="id4" draw:end-glue-point="6">
          <text:p text:style-name="P1"><text:line-break/><text:line-break/><text:line-break/>800 (quit)<text:line-break/>200 (error)</text:p>
        </draw:connector>
        <draw:connector draw:style-name="gr3" draw:text-style-name="P2" draw:layer="layout" svg:x1="13.486cm" svg:y1="12.511cm" svg:x2="11.011cm" svg:y2="12.511cm" draw:start-shape="id2" draw:start-glue-point="11" draw:end-shape="id2" draw:end-glue-point="5">
          <text:p text:style-name="P3"/>
        </draw:connector>
        <draw:frame draw:style-name="gr4" draw:layer="layout" svg:width="7.191cm" svg:height="3.399cm" svg:x="10.809cm" svg:y="8cm">
          <draw:text-box>
            <text:p text:style-name="P3">300 (register)<text:line-break/>400/500 (query/answer)<text:line-break/>600 (pm)</text:p>
            <text:p text:style-name="P3">700 (broadcas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11:25:21</dc:date>
    <dc:language>es-ES</dc:language>
    <meta:editing-cycles>2</meta:editing-cycles>
    <meta:editing-duration>PT26M3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